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37008*" fo:start-indent="0in" fo:end-indent="0.09842521in"/>
          <style:column style:rel-width="3.937008*" fo:start-indent="0.09842521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height="841.8898pt" svg:width="595.2756pt"><draw:image xlink:type="simple" xlink:show="embed" xlink:actuate="onLoad" xlink:href="Pictures/1.png"/></draw:frame></text:p>
      <text:p text:style-name="cover_scrBody">Nkonya Sample</text:p>
      <text:p text:style-name="dummypage"/>
      <text:p text:style-name="title_div_scrBody">Nkonya Sample</text:p>
      <text:p text:style-name="logo_div_scrBody"><draw:frame draw:style-name="GraphicsI1" draw:name="Graphics1" text:anchor-type="paragraph" draw:z-index="1" svg:width="2.3063in"><draw:text-box fo:min-height="1in"><text:p text:style-name="publisher">Nkony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bookmark text:name="fbcf3087e-dcad-43bc-ba61-1ca2f4ffbb36"/><text:span text:style-name="span_.nko_Paragraph1_scrSection_columns_scrBook_scrBody">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fr2" draw:name="Frame2" text:anchor-type="paragraph" draw:z-index="1" svg:width="72pt" svg:height="72pt"><draw:text-box fo:min-height="1in"><draw:frame draw:style-name="gr2" draw:name="Graphics2" text:anchor-type="paragraph" svg:width="72pt" svg:height="72pt"><draw:image xlink:type="simple" xlink:show="embed" xlink:actuate="onLoad" xlink:href="Pictures/lb00103b.jpg"/><svg:title>lb00103b.jpg</svg:title></draw:frame><text:p text:style-name="span_.nko_pictureCaption_pictureCenter_Paragraph_scrSection_columns_scrBook_scrBody">Wáɩn Ndɔ nɩ́.</text:p></draw:text-box></draw:frame><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text:p>
          <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bookmark text:name="f2ca6b4d6-8f49-4889-b0a2-53bba5fc6137"/><text:span text:style-name="span_.nko_Paragraph_scrSection_columns_scrBook_scrBody">”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
          <text:p text:style-name="Paragraph_scrSection_columns_scrBook_scrBody"><draw:frame draw:style-name="fr3" draw:name="Frame3" text:anchor-type="paragraph" draw:z-index="1" svg:width="72pt" svg:height="72pt"><draw:text-box fo:min-height="1in"><draw:frame draw:style-name="gr3" draw:name="Graphics3" text:anchor-type="paragraph" svg:width="72pt" svg:height="72pt"><draw:image xlink:type="simple" xlink:show="embed" xlink:actuate="onLoad" xlink:href="Pictures/hk00166b.jpg"/><svg:title>hk00166b.jpg</svg:title></draw:frame><text:p text:style-name="span_.nko_pictureCaption_pictureCenter_Paragraph_scrSection_columns_scrBook_scrBody">Lampóoka kɔ́ba nɩ.</text:p></draw:text-box></draw:frame><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
          <text:p text:style-name="Paragraph_scrSection_columns_scrBook_scrBody"><text:span text:style-name="span_.nko_Paragraph_scrSection_columns_scrBook_scrBody"> <text:span text:style-name="VerseNumber_.nko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
          <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
          <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 <text:span text:style-name="VerseNumber_.nko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fr4" draw:name="Frame4" text:anchor-type="paragraph" draw:z-index="1" svg:width="72pt" svg:height="72pt"><draw:text-box fo:min-height="1in"><draw:frame draw:style-name="gr4" draw:name="Graphics4" text:anchor-type="paragraph" svg:width="72pt" svg:height="72pt"><draw:image xlink:type="simple" xlink:show="embed" xlink:actuate="onLoad" xlink:href="Pictures/hk00274b.jpg"/><svg:title>hk00274b.jpg</svg:title></draw:frame><text:p text:style-name="span_.nko_pictureCaption_pictureCenter_Paragraph1_scrSection_columns_scrBook_scrBody">Farisiyin nɩ.</text:p></draw:text-box></draw:frame><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bookmark text:name="fdbe46238-15d3-4306-89c4-4b41d3ccd8b0"/></text:p>
          <text:p text:style-name="Paragraph_scrSection_columns_scrBook_scrBody"><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
          <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
          <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
          <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paragraph-properties style:line-height-at-least="11pt"/>
      <style:text-properties fo:font-size="11pt" style:font-size-complex="11pt"/>
    </style:style>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orphans="5" fo:text-align="center" fo:text-indent="0pt" fo:margin-left="0pt" style:line-height-at-least="24pt" fo:padding-bottom="12pt" fo:border-bottom="0.5pt solid #ffffff" fo:border-top="0.5pt solid #ffffff" fo:border-left="0.5pt solid #ffffff" fo:border-right="0.5pt solid #ffffff" fo:padding-top="36pt"/>
      <style:text-properties fo:font-family="Charis SIL" style:font-name-complex="Charis SIL" fo:font-size="20pt" style:font-size-complex="20pt" fo:font-weight="700" style:font-weight-complex="700" fo:font-style="normal"/>
    </style:style>
    <style:style xmlns:style="urn:oasis:names:tc:opendocument:xmlns:style:1.0" style:name="TitleSecondary_.nko_TitleMain_scrBook_scrBody" style:family="paragraph" style:parent-style-name="TitleMain_scrBook_scrBody">
      <style:paragraph-properties fo:margin-left="0pt" fo:text-indent="0pt"/>
      <style:text-properties text:display="block" fo:font-family="Charis SIL" style:font-name-complex="Charis SIL" fo:font-size="14pt" style:font-size-complex="14pt" fo:language="zxx" fo:country="none"/>
    </style:style>
    <style:style xmlns:style="urn:oasis:names:tc:opendocument:xmlns:style:1.0" style:name="span_.nko_TitleMain_scrBook_scrBody" style:family="text" style:parent-style-name="TitleMain_scrBook_scrBody">
      <style:text-properties fo:font-size="11pt" style:font-size-complex="11pt"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margin-top="12pt" fo:margin-bottom="0pt" fo:text-align="center" fo:text-indent="0pt" fo:margin-left="0pt" fo:padding-bottom="4pt" fo:border-bottom="0.5pt solid #ffffff" fo:border-top="0.5pt solid #ffffff" fo:border-left="0.5pt solid #ffffff" fo:border-right="0.5pt solid #ffffff" fo:padding-top="8pt" fo:keep-with-next="always" fo:orphans="2"/>
      <style:text-properties fo:font-family="Charis SIL" style:font-name-complex="Charis SIL" fo:font-size="9pt" style:font-size-complex="9pt" fo:font-weight="700" style:font-weight-complex="700"/>
    </style:style>
    <style:style xmlns:style="urn:oasis:names:tc:opendocument:xmlns:style:1.0" style:name="span_.nko_SectionHead_scrSection_columns_scrBook_scrBody" style:family="text" style:parent-style-name="SectionHead_scrSection_columns_scrBook_scrBody">
      <style:text-properties fo:font-size="11pt" style:font-size-complex="11pt" fo:language="zxx" fo:country="none"/>
    </style:style>
    <style:style xmlns:style="urn:oasis:names:tc:opendocument:xmlns:style:1.0" style:name="ParallelPassageReference_scrSection_columns_scrBook_scrBody" style:family="paragraph" style:parent-style-name="scrSection_columns_scrBook_scrBody">
      <style:paragraph-properties fo:text-align="center" fo:margin-top="0pt" fo:margin-bottom="3pt" fo:keep-with-next="always" fo:text-indent="0pt" fo:margin-left="0pt" fo:padding-bottom="4pt" fo:border-bottom="0.5pt solid #ffffff" fo:border-top="0.5pt solid #ffffff" fo:border-left="0.5pt solid #ffffff" fo:border-right="0.5pt solid #ffffff" fo:padding-top="-4pt"/>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size="11pt" style:font-size-complex="11pt"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country="none" fo:language="zxx" fo:font-weight="700" style:font-weight-complex="700"/>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font-size="11pt" style:font-size-complex="11pt"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fo:font-size="8pt" style:font-size-complex="8pt" text:display="prince-footnote"/>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size="11pt" style:font-size-complex="11pt"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2pt" style:font-size-complex="12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orphans="2" fo:widows="2" fo:text-indent="0pt" fo:margin-left="0pt"/>
      <style:text-properties fo:font-family="Charis SIL" style:font-name-complex="Charis SIL" fo:font-size="10pt" style:font-size-complex="10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font-size="11pt" style:font-size-complex="11pt" fo:language="zxx" fo:country="none"/>
    </style:style>
    <style:style xmlns:style="urn:oasis:names:tc:opendocument:xmlns:style:1.0" style:name="Line1_scrSection_columns_scrBook_scrBody" style:family="paragraph" style:parent-style-name="scrSection_columns_scrBook_scrBody">
      <style:paragraph-properties fo:padding-left="0pt" fo:border-bottom="0.5pt solid #ffffff" fo:border-top="0.5pt solid #ffffff" fo:border-left="0.5pt solid #ffffff" fo:border-right="0.5pt solid #ffffff" fo:text-align="left" fo:text-indent="0pt" fo:margin-left="0pt"/>
      <style:text-properties fo:font-family="Charis SIL" style:font-name-complex="Charis SIL" fo:font-size="10pt" style:font-size-complex="10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font-size="11pt" style:font-size-complex="11pt" fo:language="zxx" fo:country="none"/>
    </style:style>
    <style:style xmlns:style="urn:oasis:names:tc:opendocument:xmlns:style:1.0" style:name="SeeInGlossary_.nko_Line1_scrSection_columns_scrBook_scrBody" style:family="text" style:parent-style-name="Line1_scrSection_columns_scrBook_scrBody">
      <style:text-properties fo:color="#0000ff" fo:font-family="Charis SIL" style:font-name-complex="Charis SIL" fo:language="zxx" fo:country="none"/>
    </style:style>
    <style:style xmlns:style="urn:oasis:names:tc:opendocument:xmlns:style:1.0" style:name="Line2_scrSection_columns_scrBook_scrBody" style:family="paragraph" style:parent-style-name="scrSection_columns_scrBook_scrBody">
      <style:paragraph-properties fo:text-align="left" fo:padding-left="0pt" fo:border-bottom="0.5pt solid #ffffff" fo:border-top="0.5pt solid #ffffff" fo:border-left="0.5pt solid #ffffff" fo:border-right="0.5pt solid #ffffff" fo:text-indent="0pt" fo:margin-left="0pt"/>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size="11pt" style:font-size-complex="11pt" fo:language="zxx" fo:country="none"/>
    </style:style>
    <style:style xmlns:style="urn:oasis:names:tc:opendocument:xmlns:style:1.0" style:name="SeeInGlossary_.nko_Paragraph_scrSection_columns_scrBook_scrBody" style:family="text" style:parent-style-name="Paragraph_scrSection_columns_scrBook_scrBody">
      <style:text-properties fo:color="#0000ff" fo:font-family="Charis SIL" style:font-name-complex="Charis SIL"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4pt" fo:text-indent="0pt" fo:float="center" fo:margin-top="0pt" fo:margin-right="0pt" fo:margin-bottom="4pt" fo:padding-top="2pt" fo:border-bottom="0.5pt solid #ffffff" fo:border-top="0.5pt solid #ffffff" fo:border-left="0.5pt solid #ffffff" fo:border-right="0.5pt solid #ffffff" fo:padding-right="2pt" fo:padding-bottom="2pt" fo:padding-left="2pt" fo:text-align="center"/>
    </style:style>
    <style:style xmlns:style="urn:oasis:names:tc:opendocument:xmlns:style:1.0" style:name="pictureCaption_pictureCenter_Paragraph_scrSection_columns_scrBook_scrBody" style:family="text" style:parent-style-name="pictureCenter_Paragraph_scrSection_columns_scrBook_scrBody">
      <style:text-properties text:display="inlin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size="11pt" style:font-size-complex="11pt"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size="11pt" style:font-size-complex="11pt"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size="11pt" style:font-size-complex="11pt"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0pt" fo:text-indent="0pt" fo:float="center" fo:margin-top="0pt" fo:margin-right="0pt" fo:margin-bottom="4pt" fo:padding-top="2pt" fo:border-bottom="0.5pt solid #ffffff" fo:border-top="0.5pt solid #ffffff" fo:border-left="0.5pt solid #ffffff" fo:border-right="0.5pt solid #ffffff" fo:padding-right="2pt" fo:padding-bottom="2pt" fo:padding-left="2pt" fo:text-align="center"/>
    </style:style>
    <style:style xmlns:style="urn:oasis:names:tc:opendocument:xmlns:style:1.0" style:name="pictureCaption_pictureCenter_Paragraph1_scrSection_columns_scrBook_scrBody" style:family="text" style:parent-style-name="pictureCenter_Paragraph1_scrSection_columns_scrBook_scrBody">
      <style:text-properties text:display="inlin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size="11pt" style:font-size-complex="11pt"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footnotequery" style:family="paragraph" style:parent-style-name="none">
      <style:paragraph-properties fo:float="footnote"/>
      <style:text-properties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2" style:parent-style-name="ChapterNumber" style:master-page-name="">
      <style:paragraph-properties fo:padding-right="2pt" fo:border-bottom="0.5pt solid #ffffff" fo:border-top="0.5pt solid #ffffff" fo:border-left="0.5pt solid #ffffff" fo:border-right="0.5pt solid #ffffff" style:vertical-align="auto" fo:text-indent="0pt" fo:margin-left="0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right="2pt" fo:border-bottom="0.5pt solid #ffffff" fo:border-top="0.5pt solid #ffffff" fo:border-left="0.5pt solid #ffffff" fo:border-right="0.5pt solid #ffffff" style:vertical-align="auto" fo:text-indent="0pt" fo:margin-left="0pt" fo:float="left">
        <style:drop-cap style:lines="2" style:distance="0.20cm" style:length="2"/>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style>
    <style:style style:name="IntroSectionHead" style:family="paragraph" style:parent-style-name="none">
      <style:paragraph-properties fo:text-align="center" fo:text-indent="0pt" fo:margin-left="0pt" fo:margin-top="3pt" fo:margin-bottom="3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padding-left="0pt" fo:border-bottom="0.5pt solid #ffffff" fo:border-top="0.5pt solid #ffffff" fo:border-left="0.5pt solid #ffffff" fo:border-right="0.5pt solid #ffffff" fo:text-align="left" fo:text-indent="0pt" fo:margin-left="0pt"/>
      <style:text-properties fo:font-family="Charis SIL" fo:font-size="10pt"/>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padding-left="0pt" fo:border-bottom="0.5pt solid #ffffff" fo:border-top="0.5pt solid #ffffff" fo:border-left="0.5pt solid #ffffff" fo:border-right="0.5pt solid #ffffff" fo:text-indent="0pt" fo:margin-left="0pt"/>
      <style:text-properties fo:font-family="Charis SIL" fo:font-size="10pt"/>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1pt" fo:margin-left="0pt" fo:float="footnote"/>
      <style:text-properties text:display="prince-footnote"/>
    </style:style>
    <style:style style:name="NoteGeneralParagraph" style:family="paragraph" style:parent-style-name="none">
      <style:paragraph-properties fo:float="footnote" fo:text-indent="0pt" fo:margin-left="0pt" style:line-height-at-least="100%"/>
      <style:text-properties fo:font-family="Charis SIL" fo:font-size="8pt"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font-size="10pt" style:text-position="super 55%" fo:color="#800080" fo:font-family="Charis SIL"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orphans="2" fo:widows="2" fo:text-indent="0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margin-top="0pt" fo:margin-bottom="3pt" fo:keep-with-next="always" fo:text-indent="0pt" fo:margin-left="0pt" fo:padding-bottom="4pt" fo:border-bottom="0.5pt solid #ffffff" fo:border-top="0.5pt solid #ffffff" fo:border-left="0.5pt solid #ffffff" fo:border-right="0.5pt solid #ffffff" fo:padding-top="-4pt"/>
      <style:text-properties fo:font-family="Charis SIL" fo:font-size="9pt" fo:font-weight="400"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paragraph-properties fo:break-before="page"/>
      <style:text-properties text:display="inline" fo:font-size="0pt" fo:color="#ffffff"/>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margin-top="12pt" fo:margin-bottom="0pt" fo:text-align="center" fo:text-indent="0pt" fo:margin-left="0pt" fo:padding-bottom="4pt" fo:border-bottom="0.5pt solid #ffffff" fo:border-top="0.5pt solid #ffffff" fo:border-left="0.5pt solid #ffffff" fo:border-right="0.5pt solid #ffffff" fo:padding-top="8pt" fo:keep-with-next="always" fo:orphans="2"/>
      <style:text-properties fo:font-family="Charis SIL" fo:font-size="9pt" fo:font-weight="700"/>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style>
    <style:style style:name="SectionHeadMajor" style:family="paragraph" style:parent-style-name="none">
      <style:paragraph-properties fo:text-align="center" fo:text-indent="0pt" fo:margin-left="0pt" fo:margin-top="8pt"/>
    </style:style>
    <style:style style:name="SectionHeadMinor" style:family="paragraph" style:parent-style-name="none">
      <style:paragraph-properties fo:text-align="center" fo:text-indent="0pt" fo:margin-left="0pt" fo:margin-top="8pt" fo:keep-with-next="always"/>
    </style:style>
    <style:style style:name="SeeInGlossary" style:family="paragraph" style:parent-style-name="none">
      <style:paragraph-properties fo:text-indent="0pt" fo:margin-left="0pt"/>
      <style:text-properties fo:color="#0000ff" fo:font-family="Charis SIL"/>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paragraph-properties style:line-height-at-least="11pt"/>
      <style:text-properties fo:font-size="11pt"/>
    </style:style>
    <style:style style:name="StanzaBreak" style:family="paragraph" style:parent-style-name="none">
      <style:paragraph-properties fo:text-indent="0pt" fo:margin-left="0pt"/>
    </style:style>
    <style:style style:name="TitleMain" style:family="paragraph" style:parent-style-name="none">
      <style:paragraph-properties fo:orphans="5" fo:text-align="center" fo:text-indent="0pt" fo:margin-left="0pt" style:line-height-at-least="24pt" fo:padding-bottom="12pt" fo:border-bottom="0.5pt solid #ffffff" fo:border-top="0.5pt solid #ffffff" fo:border-left="0.5pt solid #ffffff" fo:border-right="0.5pt solid #ffffff" fo:padding-top="36pt"/>
      <style:text-properties fo:font-family="Charis SIL" fo:font-size="20pt" fo:font-weight="700" fo:font-style="normal"/>
    </style:style>
    <style:style style:name="TitleSecondary" style:family="paragraph" style:parent-style-name="none">
      <style:paragraph-properties fo:text-indent="0pt" fo:margin-left="0pt"/>
      <style:text-properties text:display="block" fo:font-family="Charis SIL" fo:font-size="14pt"/>
    </style:style>
    <style:style style:name="VerseNumber" style:family="paragraph" style:parent-style-name="none">
      <style:paragraph-properties fo:text-indent="0pt" fo:margin-left="0pt"/>
      <style:text-properties fo:font-family="Charis SIL" fo:font-size="100%"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intropara" style:family="paragraph" style:parent-style-name="none">
      <style:paragraph-properties fo:text-indent="20pt"/>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margin-left="4pt" fo:float="center" fo:margin-top="0pt" fo:margin-right="0pt" fo:margin-bottom="4pt" fo:padding-top="2pt" fo:border-bottom="0.5pt solid #ffffff" fo:border-top="0.5pt solid #ffffff" fo:border-left="0.5pt solid #ffffff" fo:border-right="0.5pt solid #ffffff" fo:padding-right="2pt" fo:padding-bottom="2pt" fo:padding-left="2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inline"/>
    </style:style>
    <style:style style:name="div" style:family="paragraph" style:parent-style-name="none">
      <style:paragraph-properties style:line-height-at-least="11pt"/>
      <style:text-properties fo:font-size="11pt"/>
    </style:style>
    <style:style style:name="a" style:family="paragraph" style:parent-style-name="none">
      <style:paragraph-properties style:line-height-at-least="11pt"/>
      <style:text-properties fo:font-size="11pt"/>
    </style:style>
    <style:style style:name="basefontsize" style:family="paragraph" style:parent-style-name="none">
      <style:paragraph-properties style:line-height-at-least="11pt"/>
      <style:text-properties fo:font-size="11pt"/>
    </style:style>
    <style:style style:name="border" style:family="paragraph" style:parent-style-name="none">
      <style:paragraph-properties fo:border-top="solid .5pt #808080 " fo:text-align="center" fo:margin-left="72pt" fo:margin-right="72pt" fo:margin-top="9pt" fo:margin-bottom="18pt"/>
    </style:style>
    <style:style style:name="AlternateReading" style:family="paragraph" style:parent-style-name="none">
      <style:paragraph-properties fo:text-indent="0pt" fo:margin-left="0pt"/>
      <style:text-properties fo:font-family="Charis SIL" fo:font-weight="700"/>
    </style:style>
    <style:style style:name="NoteGeneralParagraph..footnote-marker" style:family="text" style:parent-style-name="none">
      <style:text-properties fo:font-size="10pt" fo:font-weight="700" fo:font-family="Charis SIL" text:display="prince-footnote"/>
    </style:style>
    <style:style style:name="picture" style:family="paragraph" style:parent-style-name="non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lz" style:family="paragraph" style:parent-style-name="none">
      <style:text-properties fo:font-family="Charis SIL AmArea"/>
    </style:style>
    <style:style style:name="span_.blz" style:family="paragraph" style:parent-style-name="none">
      <style:text-properties fo:font-family="Charis SIL AmArea"/>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hh-Zxxx-x-audio" style:family="paragraph" style:parent-style-name="none">
      <style:text-properties fo:font-family="Charis SIL"/>
    </style:style>
    <style:style style:name="span_.shh-Zxxx-x-audio" style:family="paragraph" style:parent-style-name="none">
      <style:text-properties fo:font-family="Charis SIL"/>
    </style:style>
    <style:style style:name="div_.shh" style:family="paragraph" style:parent-style-name="none">
      <style:text-properties fo:font-family="Charis SIL"/>
    </style:style>
    <style:style style:name="span_.sh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hideDiv" style:family="paragraph" style:parent-style-name="none">
      <style:paragraph-properties fo:break-before="page"/>
      <style:text-properties text:display="none"/>
    </style:style>
    <style:style style:name="iot" style:family="paragraph" style:parent-style-name="none">
      <style:paragraph-properties fo:keep-with-next="always" fo:widows="2"/>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133858in" style:type="center"/>
          <style:tab-stop style:position="6.267716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133858in" style:type="center"/>
          <style:tab-stop style:position="6.267716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1"/>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content="|counter(page)|" style:writing-mode="lr-tb" fo:font-family="Charis SIL" style:font-name-complex="Charis SIL"/>
    </style:style>
    <style:style style:name="PageHeaderFooter5" style:family="text">
      <style:text-properties content=""/>
    </style:style>
    <style:style style:name="PageHeaderFooter12" style:family="text">
      <style:text-properties fo:font-size="12pt" content="|counter(page)|" style:writing-mode="lr-tb" fo:font-family="Charis SIL" style:font-name-complex="Charis SIL"/>
    </style:style>
    <style:style style:name="PageHeaderFooter13" style:family="text">
      <style:text-properties content="string(booknamefirst) string(chapterfirst):string(versefirst)" style:writing-mode="lr-tb" fo:font-family="Charis SIL" style:font-name-complex="Charis SIL"/>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1"/>
    </style:style>
    <style:style style:name="MT3" style:family="text">
      <style:text-properties style:font-name="Charis SIL" style:font-name-asian="Charis SIL" style:font-name-complex="Charis SIL" fo:font-size="1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72pt" fo:margin-right="72pt" fo:margin-bottom="72pt" fo:margin-left="72pt">
        <style:footnote-sep style:width="0.0071in" style:line-style="solid" style:distance-before-sep="30%" style:distance-after-sep="30%" style:color="#000000" style:adjustment="centre" style:rel-width="100%"/>
      </style:page-layout-properties>
      <style:header-style/>
      <style:footer-style/>
    </style:page-layout>
    <style:page-layout style:name="pm2" style:page-usage="mirrored">
      <style:page-layout-properties fo:page-width="595.2756pt" fo:page-height="841.8898pt" fo:margin-top="72pt" fo:margin-right="72pt" fo:margin-bottom="72pt" fo:margin-left="7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72pt" fo:margin-right="72pt" fo:margin-bottom="72pt" fo:margin-left="72pt"/>
    </style:page-layout>
    <style:page-layout style:name="pm13">
      <style:page-layout-properties fo:page-width="595.2756pt" fo:page-height="841.8898pt" fo:margin-top="72pt" fo:margin-right="72pt" fo:margin-bottom="72pt" fo:margin-left="72pt"/>
    </style:page-layout>
    <style:page-layout style:name="pm7">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3">
            <text:page-number text:select-page="current">4</text:page-number>
          </text:span>
          <text:tab/>
          <text:span text:style-name="MT1">
            <text:variable-get text:name="Left_Guideword_L" office:value-type="string"/>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71.25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28T15:32:35</meta:creation-date>
    <dc:creator>Samdoss</dc:creator>
    <dc:date>2017-03-28T15:32:35</dc:date>
    <dc:description>Nkonya SampleDescription</dc:description>
    <dc:subject>Bible</dc:subject>
    <dc:title/>
    <meta:editing-cycles>1</meta:editing-cycles>
    <meta:editing-duration>PT2M27S</meta:editing-duration>
    <meta:user-defined meta:name="Author">Nkonya SampleCreator</meta:user-defined>
    <meta:user-defined meta:name="Publisher">Nkonya SamplePublisher</meta:user-defined>
    <meta:user-defined meta:name="Copyright Holder">SIL International</meta:user-defined>
    <meta:user-defined meta:name="Assembly-Version">LibreOfficeConvert 1.15.7.5693</meta:user-defined>
    <meta:user-defined meta:name="Created-By">PathwayExport 1.15.7.569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nya Sample\PreserveNkonya Sample"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